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'Liberation Sans', 'DejaVu Sans', sans-serif"/>
    <style:font-face style:name="Consolas" svg:font-family="Consolas, Menlo, Monaco, 'Lucida Console', 'Liberation Mono', 'DejaVu Sans Mono', 'Bitstream Vera Sans Mono', 'Courier New', monospace, 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Text_20_body">
      <style:paragraph-properties fo:margin-left="0in" fo:margin-right="0in" fo:margin-top="0in" fo:margin-bottom="0in" style:line-height-at-least="0.1874in" fo:text-align="start" style:justify-single-word="false" fo:text-indent="0in" style:auto-text-indent="false" fo:background-color="#ffffff" fo:padding="0in" fo:border="none">
        <style:background-image/>
      </style:paragraph-properties>
    </style:style>
    <style:style style:name="P3" style:family="paragraph" style:parent-style-name="Quotations">
      <style:paragraph-properties fo:margin-left="0.3937in" fo:margin-right="0.3937in" fo:margin-top="0in" fo:margin-bottom="0in" style:line-height-at-least="0.1874in" fo:text-align="start" style:justify-single-word="false" fo:text-indent="0in" style:auto-text-indent="false" fo:background-color="transparent" fo:padding="0in" fo:border="none">
        <style:background-image/>
      </style:paragraph-properties>
    </style:style>
    <style:style style:name="T1" style:family="text">
      <style:text-properties fo:font-variant="normal" fo:text-transform="none" fo:color="#000000" style:font-name="Arial1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Arial1" fo:font-size="10.5pt" fo:letter-spacing="normal" fo:font-style="normal" fo:font-weight="bold" fo:background-color="transparent"/>
    </style:style>
    <style:style style:name="T3" style:family="text">
      <style:text-properties fo:font-variant="normal" fo:text-transform="none" fo:color="#000000" style:font-name="Consolas" fo:font-size="10.5pt" fo:letter-spacing="normal" fo:font-style="normal" fo:font-weight="normal" fo:background-color="#eeeeee"/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0.</text:p>
      <text:p text:style-name="Standard">Javascript kan bli koblet opp mot html sider.</text:p>
      <text:p text:style-name="Standard">Alle moderne nettlesere kan kjøre javascript.</text:p>
      <text:p text:style-name="Standard">Gjør siden dynamisk, slik at man kan skrive noe inn på en side i en inputbox for så trykke på en knapp og få en output.</text:p>
      <text:p text:style-name="Standard">1.</text:p>
      <text:p text:style-name="Standard">CSS id og class</text:p>
      <text:p text:style-name="Standard"/>
      <text:p text:style-name="Standard">Forskjellen er at med id kan man bare merke et element og gi dette en unik farge, størrelse osv.</text:p>
      <text:p text:style-name="Standard"/>
      <text:p text:style-name="Standard">Med class definerer man en klasse som man kan koble til flere elmenter på forskjellige plasser i koden. </text:p>
      <text:p text:style-name="Standard"/>
      <text:p text:style-name="Standard">2.</text:p>
      <text:p text:style-name="Standard"/>
      <text:p text:style-name="Standard">Deloppgave 1 er mye mer ryddig enn deloppgave 0.</text:p>
      <text:p text:style-name="Standard">oppgave 0 ville tatt en hel side på å vise programmeringsspråkene, men å bruke en liste tar veldig liten plass.</text:p>
      <text:p text:style-name="Standard"/>
      <text:p text:style-name="Standard">3.</text:p>
      <text:p text:style-name="Standard">De bruker &lt;ul&gt; innenfor en container som er definert i css</text:p>
      <text:p text:style-name="Standard">så har de delt opp alle programeringsspråk som begynner på A til å være inni den første containeren for seg selv. Da går listen fra oppe til venstre til nede til høyre.</text:p>
      <text:p text:style-name="Standard"><text:tab/></text:p>
      <text:p text:style-name="Standard">4.</text:p>
      <text:p text:style-name="P2"><text:span text:style-name="T1">div is </text:span><text:span text:style-name="Source_20_Text"><text:span text:style-name="T3">block</text:span></text:span><text:span text:style-name="T1"> element and span is </text:span><text:span text:style-name="Source_20_Text"><text:span text:style-name="T3">inline</text:span></text:span><text:span text:style-name="T1"> element.</text:span></text:p>
      <text:p text:style-name="P3"><text:span text:style-name="Strong_20_Emphasis"><text:span text:style-name="T2">Inline</text:span></text:span><text:span text:style-name="T1">: These elements do not force new lines before or after its placement, and it only consumes as much space as necessary.</text:span></text:p>
      <text:p text:style-name="P3"><text:span text:style-name="Strong_20_Emphasis"><text:span text:style-name="T2">Block</text:span></text:span><text:span text:style-name="T1">: New lines appear before and after the element with it consuming the full width available.</text:span></text:p>
      <text:p text:style-name="Standard"/>
      <text:p text:style-name="Standard">Div er et block element og span er et inline element.<text:line-break/><text:line-break/>Inline: elementer som dette kan settes opp på en linje, du kan ha flere inline elementer på samme linje.</text:p>
      <text:p text:style-name="Standard">block: når du bruker et block-element vil dette elementet bruke opp hele linjen i koden.</text:p>
      <text:p text:style-name="Standard"/>
      <text:p text:style-name="Standard">5. what!!!</text:p>
      <text:list xml:id="list8515596866679227710" text:style-name="L1">
        <text:list-header>
          <text:p text:style-name="P1"><text:s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'Liberation Sans', 'DejaVu Sans', sans-serif"/>
    <style:font-face style:name="Consolas" svg:font-family="Consolas, Menlo, Monaco, 'Lucida Console', 'Liberation Mono', 'DejaVu Sans Mono', 'Bitstream Vera Sans Mono', 'Courier New', monospace, 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M52S</meta:editing-duration>
    <meta:editing-cycles>3</meta:editing-cycles>
    <meta:generator>OpenOffice/4.0.0$Win32 OpenOffice.org_project/400m3$Build-9702</meta:generator>
    <dc:date>2013-09-09T13:36:33.50</dc:date>
    <meta:document-statistic meta:table-count="0" meta:image-count="0" meta:object-count="0" meta:page-count="1" meta:paragraph-count="23" meta:word-count="252" meta:character-count="1347"/>
    <dc:creator>Tor Arne  Bang</dc:creator>
    <meta:user-defined meta:name="Info 1"/>
    <meta:user-defined meta:name="Info 2"/>
    <meta:user-defined meta:name="Info 3"/>
    <meta:user-defined meta:name="Info 4"/>
  </office:meta>
</office:document-meta>
</file>